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1.622cm"/>
    </style:style>
    <style:style style:name="gr2" style:family="graphic" style:parent-style-name="standard">
      <style:graphic-properties svg:stroke-color="#e6e905" draw:fill-color="#ffff6d" draw:textarea-horizontal-align="justify" draw:textarea-vertical-align="middle" draw:auto-grow-height="false" fo:min-height="0.55cm" fo:min-width="1.9cm"/>
    </style:style>
    <style:style style:name="gr3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2.7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834cm" fo:min-width="6.184cm"/>
    </style:style>
    <style:style style:name="gr6" style:family="graphic" style:parent-style-name="standard">
      <style:graphic-properties svg:stroke-color="#e6e905" draw:fill-color="#ffff6d" draw:textarea-horizontal-align="justify" draw:textarea-vertical-align="middle" draw:auto-grow-height="false" fo:min-height="0.696cm" fo:min-width="1.946cm"/>
    </style:style>
    <style:style style:name="gr7" style:family="graphic" style:parent-style-name="standard">
      <style:graphic-properties svg:stroke-color="#e6e905" draw:fill-color="#ffff6d" draw:textarea-horizontal-align="justify" draw:textarea-vertical-align="middle" draw:auto-grow-height="false" fo:min-height="0.35cm" fo:min-width="1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6d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000000"/>
      <style:paragraph-properties fo:text-align="center"/>
      <style:text-properties style:text-line-through-style="solid" style:text-line-through-type="single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1" fo:font-size="12pt" fo:font-style="italic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1"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2cm" svg:height="0.8cm" svg:x="11.2cm" svg:y="7cm">
          <text:p text:style-name="P1"><text:span text:style-name="T1">High (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8cm" svg:height="1.6cm" svg:x="4.4cm" svg:y="4.2cm">
          <text:p text:style-name="P1"><text:span text:style-name="T2">abs(RMSE slope) &gt; </text:span></text:p>
          <text:p text:style-name="P1"><text:span text:style-name="T2">(mean(x) + std(x)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3.3cm" svg:height="0.8cm" svg:x="7.1cm" svg:y="7cm">
          <text:p text:style-name="P1"><text:span text:style-name="T1">Stationary (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196cm" svg:height="0.725cm" svg:x="4.504cm" svg:y="5.683cm">
          <draw:text-box>
            <text:p><text:span text:style-name="T3">Yes</text:span></text:p>
          </draw:text-box>
        </draw:frame>
        <draw:frame draw:style-name="gr4" draw:text-style-name="P4" draw:layer="layout" svg:width="1.044cm" svg:height="0.725cm" svg:x="5.8cm" svg:y="8cm">
          <draw:text-box>
            <text:p><text:span text:style-name="T3">No</text:span></text:p>
          </draw:text-box>
        </draw:frame>
        <draw:custom-shape draw:style-name="gr5" draw:text-style-name="P5" xml:id="id9" draw:id="id9" draw:layer="layout" svg:width="6.8cm" svg:height="1.2cm" svg:x="7.144cm" svg:y="1.7cm">
          <text:p text:style-name="P1">[RMSE, mag]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89cm" svg:height="1.89cm" svg:x="11.1cm" svg:y="4.1cm">
          <text:p text:style-name="P1"><text:span text:style-name="T2">Magnitude &gt; </text:span></text:p>
          <text:p text:style-name="P1"><text:span text:style-name="T2">magnitude theoretica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2.2cm" svg:height="0.8cm" svg:x="13.8cm" svg:y="7cm">
          <text:p text:style-name="P1"><text:span text:style-name="T1">Low 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" draw:id="id1" draw:layer="layout" svg:width="3.9cm" svg:height="1.2cm" svg:x="2.7cm" svg:y="6.9cm">
          <text:p text:style-name="P1"><text:span text:style-name="T2">RMSE slope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2.2cm" svg:height="1.199cm" svg:x="2.4cm" svg:y="5.3cm">
          <draw:text-box>
            <text:p text:style-name="P1"><text:span text:style-name="T4">Not </text:span></text:p>
            <text:p text:style-name="P1"><text:span text:style-name="T4">bounded</text:span></text:p>
          </draw:text-box>
        </draw:frame>
        <draw:custom-shape draw:style-name="gr1" draw:text-style-name="P2" xml:id="id3" draw:id="id3" draw:layer="layout" svg:width="2.2cm" svg:height="0.8cm" svg:x="2.8cm" svg:y="9.1cm">
          <text:p text:style-name="P1"><text:span text:style-name="T1">Inc (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2cm" svg:height="0.8cm" svg:x="5.5cm" svg:y="9.1cm">
          <text:p text:style-name="P1"><text:span text:style-name="T1">Dec 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4cm" svg:height="0.725cm" svg:x="7.6cm" svg:y="7.8cm">
          <draw:text-box>
            <text:p text:style-name="P1"><text:span text:style-name="T4">Bounded</text:span></text:p>
          </draw:text-box>
        </draw:frame>
        <draw:connector draw:style-name="gr9" draw:text-style-name="P7" draw:layer="layout" draw:type="lines" svg:x1="4.65cm" svg:y1="8.1cm" svg:x2="6.6cm" svg:y2="9.1cm" draw:start-shape="id1" draw:start-glue-point="6" draw:end-shape="id2" draw:end-glue-point="0" svg:d="M4650 8100v502l1950-3v501" svg:viewBox="0 0 1951 1001">
          <text:p/>
        </draw:connector>
        <draw:connector draw:style-name="gr9" draw:text-style-name="P7" draw:layer="layout" draw:type="lines" svg:x1="4.65cm" svg:y1="8.1cm" svg:x2="3.9cm" svg:y2="9.1cm" draw:start-shape="id1" draw:start-glue-point="6" draw:end-shape="id3" draw:end-glue-point="0" svg:d="M4650 8100v502l-750-3v501" svg:viewBox="0 0 751 1001">
          <text:p/>
        </draw:connector>
        <draw:frame draw:style-name="gr4" draw:text-style-name="P4" draw:layer="layout" svg:width="1.196cm" svg:height="0.725cm" svg:x="3.604cm" svg:y="8cm">
          <draw:text-box>
            <text:p><text:span text:style-name="T3">Yes</text:span></text:p>
          </draw:text-box>
        </draw:frame>
        <draw:frame draw:style-name="gr10" draw:text-style-name="P4" draw:layer="layout" svg:width="1.044cm" svg:height="0.725cm" svg:x="7.9cm" svg:y="5.7cm">
          <draw:text-box>
            <text:p><text:span text:style-name="T3">No</text:span></text:p>
          </draw:text-box>
        </draw:frame>
        <draw:frame draw:style-name="gr4" draw:text-style-name="P6" draw:layer="layout" svg:width="2.4cm" svg:height="0.725cm" svg:x="5.4cm" svg:y="9.9cm">
          <draw:text-box>
            <text:p text:style-name="P1"><text:span text:style-name="T4">Negative</text:span></text:p>
          </draw:text-box>
        </draw:frame>
        <draw:frame draw:style-name="gr4" draw:text-style-name="P6" draw:layer="layout" svg:width="2.4cm" svg:height="0.725cm" svg:x="2.8cm" svg:y="9.975cm">
          <draw:text-box>
            <text:p text:style-name="P1"><text:span text:style-name="T4">Positive</text:span></text:p>
          </draw:text-box>
        </draw:frame>
        <draw:connector draw:style-name="gr9" draw:text-style-name="P7" draw:layer="layout" draw:type="lines" draw:line-skew="0.099cm -0.099cm" svg:x1="6.8cm" svg:y1="5.8cm" svg:x2="8.75cm" svg:y2="7cm" draw:start-shape="id4" draw:start-glue-point="6" draw:end-shape="id5" draw:end-glue-point="0" svg:d="M6800 5800v600h1950v600" svg:viewBox="0 0 1951 1201">
          <text:p/>
        </draw:connector>
        <draw:connector draw:style-name="gr9" draw:text-style-name="P7" draw:layer="layout" draw:type="lines" draw:line-skew="0.099cm" svg:x1="6.8cm" svg:y1="5.8cm" svg:x2="4.65cm" svg:y2="6.9cm" draw:start-shape="id4" draw:start-glue-point="6" draw:end-shape="id1" draw:end-glue-point="4" svg:d="M6800 5800v600l-2150-1v501" svg:viewBox="0 0 2151 1101">
          <text:p/>
        </draw:connector>
        <draw:connector draw:style-name="gr9" draw:text-style-name="P7" draw:layer="layout" draw:type="lines" draw:line-skew="-0.092cm -0.099cm" svg:x1="13.545cm" svg:y1="5.99cm" svg:x2="12.3cm" svg:y2="7cm" draw:start-shape="id6" draw:start-glue-point="6" draw:end-shape="id7" draw:end-glue-point="0" svg:d="M13545 5990v410h-1245v600" svg:viewBox="0 0 1246 1011">
          <text:p/>
        </draw:connector>
        <draw:connector draw:style-name="gr9" draw:text-style-name="P7" draw:layer="layout" draw:type="lines" draw:line-skew="-0.092cm -0.099cm" svg:x1="13.545cm" svg:y1="5.99cm" svg:x2="14.9cm" svg:y2="7cm" draw:start-shape="id6" draw:start-glue-point="6" draw:end-shape="id8" draw:end-glue-point="0" svg:d="M13545 5990v410h1355v600" svg:viewBox="0 0 1356 1011">
          <text:p/>
        </draw:connector>
        <draw:connector draw:style-name="gr9" draw:text-style-name="P7" draw:layer="layout" draw:type="lines" draw:line-skew="0cm -0.299cm" svg:x1="10.544cm" svg:y1="2.9cm" svg:x2="6.8cm" svg:y2="4.2cm" draw:start-shape="id9" draw:start-glue-point="2" draw:end-shape="id4" draw:end-glue-point="4" svg:d="M10544 2900v502l-3744-2v800" svg:viewBox="0 0 3745 1301">
          <text:p/>
        </draw:connector>
        <draw:connector draw:style-name="gr9" draw:text-style-name="P7" draw:layer="layout" draw:line-skew="-0.101cm" svg:x1="10.544cm" svg:y1="2.9cm" svg:x2="13.545cm" svg:y2="4.1cm" draw:start-shape="id9" draw:start-glue-point="2" draw:end-shape="id6" draw:end-glue-point="4" svg:d="M10544 2900v500h3001v700" svg:viewBox="0 0 3002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17:35:27.102000000</meta:creation-date>
    <dc:date>2020-07-27T18:25:05.628000000</dc:date>
    <meta:editing-duration>PT6H1M23S</meta:editing-duration>
    <meta:editing-cycles>12</meta:editing-cycles>
    <meta:generator>LibreOffice/6.2.7.1$Windows_X86_64 LibreOffice_project/23edc44b61b830b7d749943e020e96f5a7df63bf</meta:generator>
    <meta:document-statistic meta:object-count="25"/>
  </office:meta>
</office:document-meta>
</file>